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D0000007BCD44ADC3.png" manifest:media-type="image/png"/>
  <manifest:file-entry manifest:full-path="Pictures/100000000000031F00000065297E96F1.png" manifest:media-type="image/png"/>
  <manifest:file-entry manifest:full-path="Pictures/10000000000002BC00000071B77760DA.png" manifest:media-type="image/png"/>
  <manifest:file-entry manifest:full-path="Pictures/10000000000002B00000006F52918AAB.png" manifest:media-type="image/png"/>
  <manifest:file-entry manifest:full-path="Pictures/1000000000000203000000B0AD047ED3.png" manifest:media-type="image/png"/>
  <manifest:file-entry manifest:full-path="Pictures/10000000000002AF000000BFE13B014F.png" manifest:media-type="image/png"/>
  <manifest:file-entry manifest:full-path="Pictures/1000000000000300000000545D029DC1.png" manifest:media-type="image/png"/>
  <manifest:file-entry manifest:full-path="Pictures/100000000000030B00000110EA3F004B.png" manifest:media-type="image/png"/>
  <manifest:file-entry manifest:full-path="Pictures/10000000000002E1000000924568A823.png" manifest:media-type="image/png"/>
  <manifest:file-entry manifest:full-path="Pictures/100000000000023800000071695F97C8.png" manifest:media-type="image/png"/>
  <manifest:file-entry manifest:full-path="Pictures/10000000000003130000006B039518D7.png" manifest:media-type="image/png"/>
  <manifest:file-entry manifest:full-path="Pictures/100000000000020B00000054BCD8D3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8.999cm" svg:height="2.4cm" svg:x="1.251cm" svg:y="3cm">
          <draw:image xlink:href="Pictures/100000000000031F00000065297E96F1.png" xlink:type="simple" xlink:show="embed" xlink:actuate="onLoad" draw:mime-type="image/png">
            <text:p/>
          </draw:image>
        </draw:frame>
        <draw:frame draw:style-name="gr1" draw:text-style-name="P1" draw:layer="layout" svg:width="14.313cm" svg:height="3.253cm" svg:x="1.5cm" svg:y="13.747cm">
          <draw:image xlink:href="Pictures/100000000000021D0000007BCD44ADC3.png" xlink:type="simple" xlink:show="embed" xlink:actuate="onLoad" draw:mime-type="image/png">
            <text:p/>
          </draw:image>
        </draw:frame>
      </draw:page>
      <draw:page draw:name="page2" draw:style-name="dp1" draw:master-page-name="預設">
        <draw:frame draw:style-name="gr1" draw:text-style-name="P1" draw:layer="layout" svg:width="18.202cm" svg:height="2.936cm" svg:x="1.25cm" svg:y="3.5cm">
          <draw:image xlink:href="Pictures/10000000000002B00000006F52918AAB.png" xlink:type="simple" xlink:show="embed" xlink:actuate="onLoad" draw:mime-type="image/png">
            <text:p/>
          </draw:image>
        </draw:frame>
        <draw:frame draw:style-name="gr1" draw:text-style-name="P1" draw:layer="layout" svg:width="18.176cm" svg:height="5.053cm" svg:x="1.324cm" svg:y="14.697cm">
          <draw:image xlink:href="Pictures/10000000000002AF000000BFE13B014F.png" xlink:type="simple" xlink:show="embed" xlink:actuate="onLoad" draw:mime-type="image/png">
            <text:p/>
          </draw:image>
        </draw:frame>
      </draw:page>
      <draw:page draw:name="page3" draw:style-name="dp1" draw:master-page-name="預設">
        <draw:frame draw:style-name="gr1" draw:text-style-name="P1" draw:layer="layout" svg:width="13.625cm" svg:height="4.656cm" svg:x="2cm" svg:y="2.25cm">
          <draw:image xlink:href="Pictures/1000000000000203000000B0AD047ED3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633cm" svg:x="1cm" svg:y="12cm">
          <draw:image xlink:href="Pictures/100000000000030B00000110EA3F004B.png" xlink:type="simple" xlink:show="embed" xlink:actuate="onLoad" draw:mime-type="image/png">
            <text:p/>
          </draw:image>
        </draw:frame>
      </draw:page>
      <draw:page draw:name="page4" draw:style-name="dp1" draw:master-page-name="預設">
        <draw:frame draw:style-name="gr1" draw:text-style-name="P1" draw:layer="layout" svg:width="18.499cm" svg:height="2.022cm" svg:x="1.25cm" svg:y="2.5cm">
          <draw:image xlink:href="Pictures/1000000000000300000000545D029DC1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3.762cm" svg:x="1cm" svg:y="12.75cm">
          <draw:image xlink:href="Pictures/10000000000002E1000000924568A823.png" xlink:type="simple" xlink:show="embed" xlink:actuate="onLoad" draw:mime-type="image/png">
            <text:p/>
          </draw:image>
        </draw:frame>
      </draw:page>
      <draw:page draw:name="page5" draw:style-name="dp1" draw:master-page-name="預設">
        <draw:frame draw:style-name="gr1" draw:text-style-name="P1" draw:layer="layout" svg:width="18.52cm" svg:height="2.989cm" svg:x="1.25cm" svg:y="2.011cm">
          <draw:image xlink:href="Pictures/10000000000002BC00000071B77760DA.png" xlink:type="simple" xlink:show="embed" xlink:actuate="onLoad" draw:mime-type="image/png">
            <text:p/>
          </draw:image>
        </draw:frame>
        <draw:frame draw:style-name="gr1" draw:text-style-name="P1" draw:layer="layout" svg:width="18.798cm" svg:height="3.739cm" svg:x="1.25cm" svg:y="12.261cm">
          <draw:image xlink:href="Pictures/100000000000023800000071695F97C8.png" xlink:type="simple" xlink:show="embed" xlink:actuate="onLoad" draw:mime-type="image/png">
            <text:p/>
          </draw:image>
        </draw:frame>
      </draw:page>
      <draw:page draw:name="page6" draw:style-name="dp1" draw:master-page-name="預設">
        <draw:frame draw:style-name="gr1" draw:text-style-name="P1" draw:layer="layout" svg:width="18.999cm" svg:height="2.582cm" svg:x="1.251cm" svg:y="2.5cm">
          <draw:image xlink:href="Pictures/10000000000003130000006B039518D7.png" xlink:type="simple" xlink:show="embed" xlink:actuate="onLoad" draw:mime-type="image/png">
            <text:p/>
          </draw:image>
        </draw:frame>
        <draw:frame draw:style-name="gr1" draw:text-style-name="P1" draw:layer="layout" svg:width="17.125cm" svg:height="2.75cm" svg:x="1.413cm" svg:y="11cm">
          <draw:image xlink:href="Pictures/100000000000020B00000054BCD8D3D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13:34:12.577000000</meta:creation-date>
    <meta:generator>LibreOffice/24.2.1.2$Windows_X86_64 LibreOffice_project/db4def46b0453cc22e2d0305797cf981b68ef5ac</meta:generator>
    <dc:date>2024-03-06T17:28:03.854000000</dc:date>
    <meta:editing-duration>PT3H11M29S</meta:editing-duration>
    <meta:editing-cycles>5</meta:editing-cycles>
    <meta:print-date>2024-03-01T16:34:08.411000000</meta:print-date>
    <meta:printed-by>PDF 檔案</meta:printed-by>
    <meta:document-statistic meta:object-count="12"/>
  </office:meta>
</office:document-meta>
</file>